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-1.25">
            <text:p>-1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4"/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300">
            <text:p>3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4000">
            <text:p>4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headphone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2500">
            <text:p>25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office:value-type="float" office:value="150">
            <text:p>15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5000">
            <text:p>500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/>
          <table:table-cell office:value-type="string">
            <text:p>beckett</text:p>
          </table:table-cell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8450">
            <text:p>845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5000">
            <text:p>1500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.45">
            <text:p>-2.4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2/03/2018</text:date>, <text:time>13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2-03T13:29:55.88</dc:date>
    <dc:creator>Seab Dinch</dc:creator>
    <meta:editing-duration>P29DT32M34S</meta:editing-duration>
    <meta:editing-cycles>393</meta:editing-cycles>
    <meta:generator>OpenOffice/4.1.2$Win32 OpenOffice.org_project/412m3$Build-9782</meta:generator>
    <meta:document-statistic meta:table-count="3" meta:cell-count="1696" meta:object-count="0"/>
  </office:meta>
</office:document-meta>
</file>